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fo:font-weight="bold" style:font-weight-asian="bold" style:font-weight-complex="bold"/>
    </style:style>
    <style:style style:name="P2" style:family="paragraph" style:parent-style-name="Standard" style:list-style-name="L1">
      <style:text-properties style:use-window-font-color="true" fo:font-weight="bold" officeooo:paragraph-rsid="0015d6ba" style:font-weight-asian="bold" style:font-weight-complex="bold"/>
    </style:style>
    <style:style style:name="P3" style:family="paragraph" style:parent-style-name="Standard" style:list-style-name="L1">
      <style:text-properties style:use-window-font-color="true" fo:font-weight="bold" officeooo:paragraph-rsid="0017eb0c" style:font-weight-asian="bold" style:font-weight-complex="bold"/>
    </style:style>
    <style:style style:name="P4" style:family="paragraph" style:parent-style-name="Standard" style:list-style-name="L1">
      <style:text-properties style:use-window-font-color="true" fo:font-weight="bold" officeooo:paragraph-rsid="0018da0f" style:font-weight-asian="bold" style:font-weight-complex="bold"/>
    </style:style>
    <style:style style:name="P5" style:family="paragraph" style:parent-style-name="Standard" style:list-style-name="L1">
      <style:text-properties style:use-window-font-color="true" fo:font-weight="bold" officeooo:paragraph-rsid="001917bd" style:font-weight-asian="bold" style:font-weight-complex="bold"/>
    </style:style>
    <style:style style:name="P6" style:family="paragraph" style:parent-style-name="Standard" style:list-style-name="L1">
      <style:text-properties style:use-window-font-color="true" fo:font-weight="bold" officeooo:paragraph-rsid="001c26af" style:font-weight-asian="bold" style:font-weight-complex="bold"/>
    </style:style>
    <style:style style:name="P7" style:family="paragraph" style:parent-style-name="Standard" style:list-style-name="L1">
      <style:text-properties style:use-window-font-color="true" fo:font-weight="bold" officeooo:paragraph-rsid="001c3126" style:font-weight-asian="bold" style:font-weight-complex="bold"/>
    </style:style>
    <style:style style:name="P8" style:family="paragraph" style:parent-style-name="Standard" style:list-style-name="L1">
      <style:text-properties style:use-window-font-color="true" fo:font-weight="bold" officeooo:paragraph-rsid="001de714" style:font-weight-asian="bold" style:font-weight-complex="bold"/>
    </style:style>
    <style:style style:name="P9" style:family="paragraph" style:parent-style-name="Standard" style:list-style-name="L1">
      <style:text-properties style:use-window-font-color="true" fo:font-weight="bold" officeooo:paragraph-rsid="001de9ad" style:font-weight-asian="bold" style:font-weight-complex="bold"/>
    </style:style>
    <style:style style:name="P10" style:family="paragraph" style:parent-style-name="Standard" style:list-style-name="L1">
      <style:text-properties style:use-window-font-color="true" fo:font-weight="bold" officeooo:paragraph-rsid="001f0053" style:font-weight-asian="bold" style:font-weight-complex="bold"/>
    </style:style>
    <style:style style:name="P11" style:family="paragraph" style:parent-style-name="Standard" style:list-style-name="L1">
      <style:text-properties style:use-window-font-color="true" fo:font-weight="bold" officeooo:paragraph-rsid="00231f58" style:font-weight-asian="bold" style:font-weight-complex="bold"/>
    </style:style>
    <style:style style:name="P12" style:family="paragraph" style:parent-style-name="Standard" style:list-style-name="L1">
      <style:text-properties style:use-window-font-color="true" fo:font-weight="bold" officeooo:paragraph-rsid="0024227d" style:font-weight-asian="bold" style:font-weight-complex="bold"/>
    </style:style>
    <style:style style:name="P13" style:family="paragraph" style:parent-style-name="Standard" style:list-style-name="L1">
      <style:text-properties style:use-window-font-color="true" fo:font-weight="bold" officeooo:paragraph-rsid="00248acf" style:font-weight-asian="bold" style:font-weight-complex="bold"/>
    </style:style>
    <style:style style:name="P14" style:family="paragraph" style:parent-style-name="Standard" style:list-style-name="L1">
      <style:text-properties style:use-window-font-color="true" fo:font-weight="bold" officeooo:paragraph-rsid="00249e90" style:font-weight-asian="bold" style:font-weight-complex="bold"/>
    </style:style>
    <style:style style:name="P15" style:family="paragraph" style:parent-style-name="Standard" style:list-style-name="L1">
      <style:text-properties style:use-window-font-color="true" fo:font-weight="bold" officeooo:paragraph-rsid="002554d3" style:font-weight-asian="bold" style:font-weight-complex="bold"/>
    </style:style>
    <style:style style:name="P16" style:family="paragraph" style:parent-style-name="Standard" style:list-style-name="L1">
      <style:text-properties style:use-window-font-color="true" fo:font-weight="bold" officeooo:paragraph-rsid="00256cb0" style:font-weight-asian="bold" style:font-weight-complex="bold"/>
    </style:style>
    <style:style style:name="P17" style:family="paragraph" style:parent-style-name="Standard" style:list-style-name="L1">
      <style:text-properties style:use-window-font-color="true" fo:font-weight="bold" officeooo:paragraph-rsid="002679cf" style:font-weight-asian="bold" style:font-weight-complex="bold"/>
    </style:style>
    <style:style style:name="P18" style:family="paragraph" style:parent-style-name="Standard" style:list-style-name="L1">
      <style:text-properties style:use-window-font-color="true" fo:font-weight="bold" officeooo:paragraph-rsid="0026e66f" style:font-weight-asian="bold" style:font-weight-complex="bold"/>
    </style:style>
    <style:style style:name="P19" style:family="paragraph" style:parent-style-name="Standard" style:list-style-name="L1">
      <style:text-properties style:use-window-font-color="true" fo:font-weight="bold" officeooo:paragraph-rsid="0027181e" style:font-weight-asian="bold" style:font-weight-complex="bold"/>
    </style:style>
    <style:style style:name="P20" style:family="paragraph" style:parent-style-name="Standard" style:list-style-name="L1">
      <style:text-properties style:use-window-font-color="true" fo:font-weight="bold" officeooo:paragraph-rsid="00271a37" style:font-weight-asian="bold" style:font-weight-complex="bold"/>
    </style:style>
    <style:style style:name="P21" style:family="paragraph" style:parent-style-name="Standard" style:list-style-name="L1">
      <style:text-properties style:use-window-font-color="true" fo:font-weight="bold" officeooo:paragraph-rsid="002892b4" style:font-weight-asian="bold" style:font-weight-complex="bold"/>
    </style:style>
    <style:style style:name="P22" style:family="paragraph" style:parent-style-name="Standard" style:list-style-name="L1">
      <style:text-properties style:use-window-font-color="true" fo:font-weight="bold" officeooo:paragraph-rsid="002a576d" style:font-weight-asian="bold" style:font-weight-complex="bold"/>
    </style:style>
    <style:style style:name="P23" style:family="paragraph" style:parent-style-name="Standard" style:list-style-name="L1">
      <style:text-properties style:use-window-font-color="true" fo:font-weight="bold" officeooo:paragraph-rsid="002bd671" style:font-weight-asian="bold" style:font-weight-complex="bold"/>
    </style:style>
    <style:style style:name="P24" style:family="paragraph" style:parent-style-name="Standard" style:list-style-name="L1">
      <style:text-properties style:use-window-font-color="true" fo:font-weight="bold" officeooo:paragraph-rsid="002d6698" style:font-weight-asian="bold" style:font-weight-complex="bold"/>
    </style:style>
    <style:style style:name="P25" style:family="paragraph" style:parent-style-name="Standard" style:list-style-name="L1">
      <style:text-properties style:use-window-font-color="true" fo:font-weight="bold" officeooo:paragraph-rsid="002e42e3" style:font-weight-asian="bold" style:font-weight-complex="bold"/>
    </style:style>
    <style:style style:name="P26" style:family="paragraph" style:parent-style-name="Standard" style:list-style-name="L1">
      <style:text-properties style:use-window-font-color="true" fo:font-weight="bold" officeooo:paragraph-rsid="00304173" style:font-weight-asian="bold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2570a"/>
    </style:style>
    <style:style style:name="T2" style:family="text">
      <style:text-properties officeooo:rsid="00143336"/>
    </style:style>
    <style:style style:name="T3" style:family="text">
      <style:text-properties fo:color="#ce181e" officeooo:rsid="00143336"/>
    </style:style>
    <style:style style:name="T4" style:family="text">
      <style:text-properties fo:color="#ce181e" officeooo:rsid="0015d6ba"/>
    </style:style>
    <style:style style:name="T5" style:family="text">
      <style:text-properties fo:color="#ce181e" officeooo:rsid="0016f6df"/>
    </style:style>
    <style:style style:name="T6" style:family="text">
      <style:text-properties fo:color="#ce181e" officeooo:rsid="0017eb0c"/>
    </style:style>
    <style:style style:name="T7" style:family="text">
      <style:text-properties fo:color="#ce181e" officeooo:rsid="001917bd"/>
    </style:style>
    <style:style style:name="T8" style:family="text">
      <style:text-properties fo:color="#ce181e" officeooo:rsid="001c26af"/>
    </style:style>
    <style:style style:name="T9" style:family="text">
      <style:text-properties fo:color="#ce181e" officeooo:rsid="001c3126"/>
    </style:style>
    <style:style style:name="T10" style:family="text">
      <style:text-properties fo:color="#ce181e" officeooo:rsid="001de714"/>
    </style:style>
    <style:style style:name="T11" style:family="text">
      <style:text-properties fo:color="#ce181e" officeooo:rsid="001de9ad"/>
    </style:style>
    <style:style style:name="T12" style:family="text">
      <style:text-properties fo:color="#ce181e" officeooo:rsid="001f0053"/>
    </style:style>
    <style:style style:name="T13" style:family="text">
      <style:text-properties fo:color="#ce181e" officeooo:rsid="00203a0a"/>
    </style:style>
    <style:style style:name="T14" style:family="text">
      <style:text-properties fo:color="#ce181e" officeooo:rsid="00231f58"/>
    </style:style>
    <style:style style:name="T15" style:family="text">
      <style:text-properties fo:color="#ce181e" officeooo:rsid="00248acf"/>
    </style:style>
    <style:style style:name="T16" style:family="text">
      <style:text-properties fo:color="#ce181e" officeooo:rsid="00249e90"/>
    </style:style>
    <style:style style:name="T17" style:family="text">
      <style:text-properties fo:color="#ce181e" officeooo:rsid="002679cf"/>
    </style:style>
    <style:style style:name="T18" style:family="text">
      <style:text-properties fo:color="#ce181e" officeooo:rsid="0026e66f"/>
    </style:style>
    <style:style style:name="T19" style:family="text">
      <style:text-properties fo:color="#ce181e" officeooo:rsid="0027181e"/>
    </style:style>
    <style:style style:name="T20" style:family="text">
      <style:text-properties fo:color="#ce181e" officeooo:rsid="00271a37"/>
    </style:style>
    <style:style style:name="T21" style:family="text">
      <style:text-properties fo:color="#ce181e" officeooo:rsid="002892b4"/>
    </style:style>
    <style:style style:name="T22" style:family="text">
      <style:text-properties fo:color="#ce181e" officeooo:rsid="002a576d"/>
    </style:style>
    <style:style style:name="T23" style:family="text">
      <style:text-properties fo:color="#ce181e" officeooo:rsid="002b2fb6"/>
    </style:style>
    <style:style style:name="T24" style:family="text">
      <style:text-properties fo:color="#ce181e" officeooo:rsid="002bd671"/>
    </style:style>
    <style:style style:name="T25" style:family="text">
      <style:text-properties fo:color="#ce181e" officeooo:rsid="002d6698"/>
    </style:style>
    <style:style style:name="T26" style:family="text">
      <style:text-properties fo:color="#ce181e" officeooo:rsid="002e42e3"/>
    </style:style>
    <style:style style:name="T27" style:family="text">
      <style:text-properties fo:color="#ce181e" officeooo:rsid="00304173"/>
    </style:style>
    <style:style style:name="T28" style:family="text">
      <style:text-properties officeooo:rsid="0016f6df"/>
    </style:style>
    <style:style style:name="T29" style:family="text">
      <style:text-properties officeooo:rsid="001917bd"/>
    </style:style>
    <style:style style:name="T30" style:family="text">
      <style:text-properties officeooo:rsid="001c26af"/>
    </style:style>
    <style:style style:name="T31" style:family="text">
      <style:text-properties officeooo:rsid="001c3126"/>
    </style:style>
    <style:style style:name="T32" style:family="text">
      <style:text-properties officeooo:rsid="002e42e3"/>
    </style:style>
    <style:style style:name="T33" style:family="text">
      <style:text-properties officeooo:rsid="00304173"/>
    </style:style>
    <style:style style:name="T34" style:family="text">
      <style:text-properties fo:font-weight="bold" officeooo:rsid="0012570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11"/><text:span text:style-name="T34">Lista podstawowych parametrow pomiarow wydajnosci (performance events)</text:span></text:p>
      <text:p text:style-name="P27"><text:s text:c="11"/><text:span text:style-name="T1">jednostek funkcjonalnych “Uncore” procesora IceLake-X (server).</text:span></text:p>
      <text:p text:style-name="Standard"/>
      <text:list xml:id="list142796386" text:style-name="L1">
        <text:list-item>
          <text:p text:style-name="P1">UNC_CHA_CLOCKTICKS <text:span text:style-name="T3">← Important event</text:span></text:p>
        </text:list-item>
        <text:list-item>
          <text:p text:style-name="P1"><text:span text:style-name="T2">UNC_CHA_IMC_READS_COUNT.NORMAL</text:span></text:p>
        </text:list-item>
        <text:list-item>
          <text:p text:style-name="P1">UNC_CHA_IMC_WRITES_COUNT.FULL</text:p>
        </text:list-item>
        <text:list-item>
          <text:p text:style-name="P1">UNC_CHA_LLC_VICTIMS.ALL <text:span text:style-name="T3">← Important event (L1D,L2 victims)</text:span></text:p>
        </text:list-item>
        <text:list-item>
          <text:p text:style-name="P1"><text:span text:style-name="T2">UNC_CHA_REQUESTS.READS <text:s/></text:span><text:span text:style-name="T3">← Count of reads missing LLC (local)</text:span></text:p>
        </text:list-item>
        <text:list-item>
          <text:p text:style-name="P2"><text:span text:style-name="T2">UNC_CHA_REQUESTS.WRITES </text:span><text:span text:style-name="T3">← Count of </text:span><text:span text:style-name="T4">writes</text:span><text:span text:style-name="T3"> missing LLC (local)</text:span></text:p>
        </text:list-item>
        <text:list-item>
          <text:p text:style-name="P2">UNC_CHA_TOR_INSERTS.IA_HIT <text:span text:style-name="T6">← (Table-Of-Requests – tracks pending CHA transactions)</text:span></text:p>
        </text:list-item>
        <text:list-item>
          <text:p text:style-name="P2">UNC_CHA_TOR_INSERTS.IA_HIT_DRD</text:p>
        </text:list-item>
        <text:list-item>
          <text:p text:style-name="P2">UNC_CHA_TOR_INSERTS.IA_HIT_RFO</text:p>
        </text:list-item>
        <text:list-item>
          <text:p text:style-name="P2">UNC_CHA_TOR_INSERTS.IA_MISS</text:p>
        </text:list-item>
        <text:list-item>
          <text:p text:style-name="P2">UNC_CHA_TOR_INSERTS.IO <text:span text:style-name="T5">← Important event (PICE-GPU)</text:span></text:p>
        </text:list-item>
        <text:list-item>
          <text:p text:style-name="P2"><text:span text:style-name="T28">UNC_CHA_TOR_INSERTS.IO_HIT <text:s/></text:span><text:span text:style-name="T5">← (LLC hit)</text:span></text:p>
        </text:list-item>
        <text:list-item>
          <text:p text:style-name="P2"><text:span text:style-name="T28">UNC_CHA_TOR_INSERTS.IO_MISS </text:span><text:span text:style-name="T5">← (LLC miss)</text:span></text:p>
        </text:list-item>
        <text:list-item>
          <text:p text:style-name="P2"><text:span text:style-name="T28">UNC_CHA_TOR_OCCUPANCY.IA_HIT </text:span><text:span text:style-name="T5">← Important event (LLC hit)</text:span></text:p>
        </text:list-item>
        <text:list-item>
          <text:p text:style-name="P3">UNC_CHA_TOR_OCCUPANCY.IA_MISS <text:span text:style-name="T5">← Important event (LLC </text:span><text:span text:style-name="T6">miss</text:span><text:span text:style-name="T5">)</text:span></text:p>
        </text:list-item>
        <text:list-item>
          <text:p text:style-name="P4">UNC_CHA_TOR_OCCUPANCY.IO <text:span text:style-name="T5">← Important event (PICE-GPU)</text:span></text:p>
        </text:list-item>
        <text:list-item>
          <text:p text:style-name="P4"><text:span text:style-name="T28">UNC_CHA_TOR_OCCUPANCY.IO_HIT </text:span><text:span text:style-name="T5">← Important event (PICE-GPU)</text:span></text:p>
        </text:list-item>
        <text:list-item>
          <text:p text:style-name="P4">UNC_CHA_TOR_OCCUPANCY.IO_MISS <text:span text:style-name="T5">← Important event (PICE-GPU)</text:span></text:p>
        </text:list-item>
        <text:list-item>
          <text:p text:style-name="P4"><text:span text:style-name="T28">UNC_CHA_CMS_CLOCKTICKS</text:span></text:p>
        </text:list-item>
        <text:list-item>
          <text:p text:style-name="P4">UNC_CHA_TOR_INSERTS.IA_HIT_DRD_PREF <text:span text:style-name="T7">← (demand-read prefetches hit LLC [IA Cores])</text:span></text:p>
        </text:list-item>
        <text:list-item>
          <text:p text:style-name="P5">UNC_CHA_TOR_INSERTS.IA_MISS_DRD_PREF <text:span text:style-name="T7">← (demand-read prefetches miss LLC [IA Cores])</text:span></text:p>
        </text:list-item>
        <text:list-item>
          <text:p text:style-name="P5"><text:span text:style-name="T29">UNC_CHA_TOR_INSERTS.IA_RFO_PREF</text:span></text:p>
        </text:list-item>
        <text:list-item>
          <text:p text:style-name="P5">UNC_CHA_TOR_INSERTS.IA_DRD_PREF</text:p>
        </text:list-item>
        <text:list-item>
          <text:p text:style-name="P5">UNC_CHA_TOR_OCCUPANCY.IA_MISS_DRD_LOCAL <text:span text:style-name="T8">← (demand read issued by the Cores missed LLC local)</text:span></text:p>
        </text:list-item>
        <text:list-item>
          <text:p text:style-name="P6">UNC_CHA_TOR_INSERTS.IA_MISS_DRD_LOCAL <text:s/><text:span text:style-name="T8">← (demand read issued by the Cores missed LLC local)</text:span></text:p>
        </text:list-item>
        <text:list-item>
          <text:p text:style-name="P6"><text:span text:style-name="T30">UNC_CHA_TOR_INSERTS.IA_CLFLUSH </text:span><text:span text:style-name="T8">← Important event (cache line flushes by the Cores)</text:span></text:p>
        </text:list-item>
        <text:list-item>
          <text:p text:style-name="P6">UNC_CHA_TOR_INSERTS.IA_MISS_DRD_DDR <text:span text:style-name="T9">← Important event (Cores demand read [from the DDR] misses LLC)</text:span></text:p>
        </text:list-item>
        <text:list-item>
          <text:p text:style-name="P7"><text:span text:style-name="T31">UNC_CHA_TOR_INSERTS.IA_MISS_DRD_LOCAL_DDR </text:span><text:span text:style-name="T9">← Important event (Cores demand read [from the DDR] misses (locally) LLC).</text:span></text:p>
        </text:list-item>
        <text:list-item>
          <text:p text:style-name="P7"><text:span text:style-name="T31">UNC_CHA_LLC_LOOKUP.DATA_READ </text:span><text:span text:style-name="T9">← Important event (number of LLC slices accessed (from L2) counts: code,data,prefetches and hints)</text:span></text:p>
        </text:list-item>
        <text:list-item>
          <text:p text:style-name="P7">UNC_IIO_CLOCKTICKS <text:span text:style-name="T9">← Important event (metrics of Integrated I/O controller)</text:span></text:p>
        </text:list-item>
        <text:list-item>
          <text:p text:style-name="P8"><text:span text:style-name="T31">UNC_IIO_DATA_REQ_OF_CPU.MEM_WRITE.PART0 </text:span><text:span text:style-name="T5">← Important event (PICE-GPU </text:span><text:span text:style-name="T10">x16 card in lane 0/1/2/3, x8 card in lane 0/1, x4 card in slot 0</text:span><text:span text:style-name="T5">)</text:span></text:p>
        </text:list-item>
        <text:list-item>
          <text:p text:style-name="P8"><text:span text:style-name="T28">UNC_IIO_DATA_REQ_OF_CPU.MEM_WRITE.PART1 </text:span><text:span text:style-name="T5">← Important event (PICE-GPU </text:span><text:span text:style-name="T10">4x card in slot 1</text:span><text:span text:style-name="T5">)</text:span></text:p>
        </text:list-item>
        <text:list-item>
          <text:p text:style-name="P8"><text:span text:style-name="T28">UNC_IIO_DATA_REQ_OF_CPU.MEM_WRITE.PART2 </text:span><text:span text:style-name="T5">← Important event (PICE-GPU </text:span><text:span text:style-name="T10">8x card in <text:s/>lane 2/3, 4x card in slot 2</text:span><text:span text:style-name="T5">)</text:span></text:p>
        </text:list-item>
        <text:list-item>
          <text:p text:style-name="P9"><text:span text:style-name="T28">UNC_IIO_DATA_REQ_OF_CPU.MEM_WRITE.PART3 </text:span><text:span text:style-name="T5">← Important event (PICE-GPU </text:span><text:span text:style-name="T10">4x card in slot </text:span><text:span text:style-name="T11">3</text:span><text:span text:style-name="T5">)</text:span></text:p>
        </text:list-item>
        <text:list-item>
          <text:p text:style-name="P10"><text:soft-page-break/><text:span text:style-name="T28">UNC_IIO_DATA_REQ_OF_CPU.MEM_READ.PART0 </text:span><text:span text:style-name="T5">← Important event (PICE-GPU </text:span><text:span text:style-name="T10">x16 card in lane 0/1/2/3, x8 card in lane 0/1, x4 card in slot 0</text:span><text:span text:style-name="T5">)</text:span></text:p>
        </text:list-item>
        <text:list-item>
          <text:p text:style-name="P10"><text:span text:style-name="T28">UNC_IIO_DATA_REQ_OF_CPU.MEM_READ.PART1 </text:span><text:span text:style-name="T5">← Important event (PICE-GPU </text:span><text:span text:style-name="T10">4x card in slot 1</text:span><text:span text:style-name="T5">)</text:span></text:p>
        </text:list-item>
        <text:list-item>
          <text:p text:style-name="P10"><text:span text:style-name="T28">UNC_IIO_DATA_REQ_OF_CPU.MEM_READ.PART2 </text:span><text:span text:style-name="T5">← Important event (PICE-GPU </text:span><text:span text:style-name="T10">8x card in <text:s/>lane 2/3, 4x card in slot 2</text:span><text:span text:style-name="T5">)</text:span></text:p>
        </text:list-item>
        <text:list-item>
          <text:p text:style-name="P10"><text:span text:style-name="T28">UNC_IIO_DATA_REQ_OF_CPU.MEM_READ.PART3 </text:span><text:span text:style-name="T5">← Important event (PICE-GPU </text:span><text:span text:style-name="T10">4x card in slot </text:span><text:span text:style-name="T11">3</text:span><text:span text:style-name="T5">)</text:span></text:p>
        </text:list-item>
        <text:list-item>
          <text:p text:style-name="P10"><text:span text:style-name="T28">UNC_IIO_DATA_REQ_OF_CPU.CMPD.PART0 </text:span><text:span text:style-name="T5">← Important event (PICE-GPU </text:span><text:span text:style-name="T12">completion <text:s/>requests , </text:span><text:span text:style-name="T10">x16 card in lane 0/1/2/3, x8 card in lane 0/1, x4 card in slot 0</text:span><text:span text:style-name="T5">)</text:span></text:p>
        </text:list-item>
        <text:list-item>
          <text:p text:style-name="P10">UNC_IIO_DATA_REQ_OF_CPU.CMPD.PART1 <text:span text:style-name="T5">← Important event (PICE-GPU </text:span><text:span text:style-name="T12">completion requests, </text:span><text:span text:style-name="T10">4x card in slot 1</text:span><text:span text:style-name="T5">)</text:span></text:p>
        </text:list-item>
        <text:list-item>
          <text:p text:style-name="P10">UNC_IIO_DATA_REQ_OF_CPU.CMPD.PART2 <text:span text:style-name="T5">← Important event (PICE-GPU </text:span><text:span text:style-name="T12">completion requests, </text:span><text:span text:style-name="T10">8x card in <text:s/>lane 2/3, 4x card in slot 2</text:span><text:span text:style-name="T5">)</text:span></text:p>
        </text:list-item>
        <text:list-item>
          <text:p text:style-name="P10">UNC_IIO_DATA_REQ_OF_CPU.CMPD.PART3 <text:span text:style-name="T5">← Important event (PICE-GPU </text:span><text:span text:style-name="T12">completion requests, </text:span><text:span text:style-name="T10">4x card in slot </text:span><text:span text:style-name="T11">3</text:span><text:span text:style-name="T5">)</text:span></text:p>
        </text:list-item>
        <text:list-item>
          <text:p text:style-name="P10"><text:span text:style-name="T28">UNC_IIO_DATA_REQ_BY_CPU.MEM_WRITE.PART0 </text:span><text:span text:style-name="T5">← Important event (PICE-GPU </text:span><text:span text:style-name="T13">[Core write</text:span><text:span text:style-name="T14">s</text:span><text:span text:style-name="T13"> to GPU MMIO] </text:span><text:span text:style-name="T10">x16 card in lane 0/1/2/3, x8 card in lane 0/1, x4 card in slot 0</text:span><text:span text:style-name="T5">)</text:span></text:p>
        </text:list-item>
        <text:list-item>
          <text:p text:style-name="P11"><text:span text:style-name="T28">UNC_IIO_DATA_REQ_BY_CPU.MEM_WRITE.PART1 </text:span><text:span text:style-name="T5">← Important event (PICE-GPU </text:span><text:span text:style-name="T13">[Core write</text:span><text:span text:style-name="T14">s </text:span><text:span text:style-name="T13">to GPU MMIO] </text:span><text:span text:style-name="T12"><text:s/></text:span><text:span text:style-name="T10">4x card in slot 1</text:span><text:span text:style-name="T5">)</text:span></text:p>
        </text:list-item>
        <text:list-item>
          <text:p text:style-name="P11">UNC_IIO_DATA_REQ_BY_CPU.MEM_WRITE.PART2 <text:s/><text:span text:style-name="T5">← Important event (PICE-GPU </text:span><text:span text:style-name="T13">[Core write</text:span><text:span text:style-name="T14">s </text:span><text:span text:style-name="T13">to GPU MMIO] </text:span><text:span text:style-name="T12"><text:s/></text:span><text:span text:style-name="T10">8x card in <text:s/>lane 2/3, 4x card in slot 2</text:span><text:span text:style-name="T5">)</text:span></text:p>
        </text:list-item>
        <text:list-item>
          <text:p text:style-name="P12"><text:span text:style-name="T28">UNC_IIO_DATA_REQ_BY_CPU.MEM_WRITE.PART3 </text:span><text:span text:style-name="T5">← Important event (PICE-GPU </text:span><text:span text:style-name="T13">[Core write</text:span><text:span text:style-name="T14">s </text:span><text:span text:style-name="T13">to GPU MMIO] </text:span><text:span text:style-name="T12"><text:s/></text:span><text:span text:style-name="T10">4x card in slot </text:span><text:span text:style-name="T11">3</text:span><text:span text:style-name="T5">)</text:span></text:p>
        </text:list-item>
        <text:list-item>
          <text:p text:style-name="P13"><text:span text:style-name="T28">UNC_IIO_DATA_REQ_BY_CPU.MEM_READ.PART0 </text:span><text:span text:style-name="T5">← Important event (PICE-GPU </text:span><text:span text:style-name="T13">[</text:span><text:span text:style-name="T15">completion of card read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3"><text:span text:style-name="T28">UNC_IIO_DATA_REQ_BY_CPU.MEM_READ.PART1 </text:span><text:span text:style-name="T5">← Important event (PICE-GPU </text:span><text:span text:style-name="T13">[</text:span><text:span text:style-name="T15">completion of card read</text:span><text:span text:style-name="T13">] </text:span><text:span text:style-name="T12"><text:s/></text:span><text:span text:style-name="T10">4x card in slot 1</text:span><text:span text:style-name="T5">)</text:span></text:p>
        </text:list-item>
        <text:list-item>
          <text:p text:style-name="P13"><text:span text:style-name="T28">UNC_IIO_DATA_REQ_BY_CPU.MEM_READ.PART2 </text:span><text:span text:style-name="T5">← Important event (PICE-GPU </text:span><text:span text:style-name="T13">[</text:span><text:span text:style-name="T15">completion of card read</text:span><text:span text:style-name="T13">] </text:span><text:span text:style-name="T12"><text:s/></text:span><text:span text:style-name="T10">8x card in <text:s/>lane 2/3, 4x card in slot 2</text:span><text:span text:style-name="T5">)</text:span></text:p>
        </text:list-item>
        <text:list-item>
          <text:p text:style-name="P13">UNC_IIO_DATA_REQ_BY_CPU.MEM_READ.PART3 <text:span text:style-name="T5">← Important event (PICE-GPU </text:span><text:span text:style-name="T13">[</text:span><text:span text:style-name="T15">completion of card read</text:span><text:span text:style-name="T13">] </text:span><text:span text:style-name="T12"><text:s/></text:span><text:span text:style-name="T10">4x card in slot </text:span><text:span text:style-name="T11">3</text:span><text:span text:style-name="T5">)</text:span></text:p>
        </text:list-item>
        <text:list-item>
          <text:p text:style-name="P14">UNC_IIO_TXN_REQ_OF_CPU.MEM_WRITE.PART0 <text:span text:style-name="T5">← Important event (PICE-GPU </text:span><text:span text:style-name="T13">[</text:span><text:span text:style-name="T16">number of transactions requested of the CPU, Card DRAM writes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4">UNC_IIO_DATA_REQ_BY_CPU.MEM_READ.PART1<text:span text:style-name="T5">← Important event (PICE-GPU </text:span><text:span text:style-name="T13">[</text:span><text:span text:style-name="T16">number of transactions requested of the CPU, Card DRAM writes</text:span><text:span text:style-name="T13">]</text:span><text:span text:style-name="T12"> </text:span><text:span text:style-name="T10">4x card in slot 1</text:span><text:span text:style-name="T5">)</text:span></text:p>
        </text:list-item>
        <text:list-item>
          <text:p text:style-name="P14"><text:span text:style-name="T28">UNC_IIO_DATA_REQ_BY_CPU.MEM_READ.PART2 </text:span><text:span text:style-name="T5">← Important event (PICE-GPU </text:span><text:span text:style-name="T13">[</text:span><text:span text:style-name="T16">number of transactions requested of the CPU, Card DRAM writes</text:span><text:span text:style-name="T13">]</text:span><text:span text:style-name="T12"> </text:span><text:span text:style-name="T10">8x card in <text:s/>lane 2/3, 4x card in slot 2</text:span><text:span text:style-name="T5">)</text:span></text:p>
        </text:list-item>
        <text:list-item>
          <text:p text:style-name="P14"><text:span text:style-name="T28">UNC_IIO_DATA_REQ_BY_CPU.MEM_READ.PART3 </text:span><text:span text:style-name="T5">← Important event (PICE-GPU </text:span><text:span text:style-name="T13">[</text:span><text:span text:style-name="T16">number of transactions requested of the CPU, Card DRAM writes</text:span><text:span text:style-name="T13">]</text:span><text:span text:style-name="T12"> </text:span><text:span text:style-name="T10">4x card in slot </text:span><text:span text:style-name="T11">3</text:span><text:span text:style-name="T5">)</text:span></text:p>
        </text:list-item>
        <text:list-item>
          <text:p text:style-name="P15"><text:span text:style-name="T28">UNC_IIO_TXN_REQ_OF_CPU.MEM_WRITE.PART0 </text:span><text:span text:style-name="T5">← Important event (PICE-GPU </text:span><text:span text:style-name="T13">[Number of 64B cache line requests initiated by the Card</text:span><text:span text:style-name="T16">, Card DRAM writes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6"><text:soft-page-break/><text:span text:style-name="T28">UNC_IIO_TXN_REQ_OF_CPU.MEM_WRITE.PART1 </text:span><text:span text:style-name="T5">← Important event (PICE-GPU </text:span><text:span text:style-name="T13">[ Number of 64B cache line requests initiated by the Card, </text:span><text:span text:style-name="T16">Card DRAM writes</text:span><text:span text:style-name="T13">]</text:span><text:span text:style-name="T12"> </text:span><text:span text:style-name="T10">4x card in slot 1</text:span><text:span text:style-name="T5">)</text:span></text:p>
        </text:list-item>
        <text:list-item>
          <text:p text:style-name="P16"><text:span text:style-name="T28">UNC_IIO_TXN_REQ_OF_CPU.MEM_WRITE.PART2 </text:span><text:span text:style-name="T5">← Important event (PICE-GPU </text:span><text:span text:style-name="T13">[Number of 64B cache line requests initiated by the Card</text:span><text:span text:style-name="T16">, Card DRAM writes</text:span><text:span text:style-name="T13">]</text:span><text:span text:style-name="T12"> </text:span><text:span text:style-name="T10">8x card in <text:s/>lane 2/3, 4x card in slot 2</text:span><text:span text:style-name="T5">)</text:span></text:p>
        </text:list-item>
        <text:list-item>
          <text:p text:style-name="P16">UNC_IIO_TXN_REQ_OF_CPU.MEM_WRITE.PART3 <text:span text:style-name="T5">← Important event (P</text:span><text:span text:style-name="T23">CIE</text:span><text:span text:style-name="T5">-GPU </text:span><text:span text:style-name="T13">[Number of 64B cache line requests initiated by the Card</text:span><text:span text:style-name="T16">, Card DRAM writes</text:span><text:span text:style-name="T13">]</text:span><text:span text:style-name="T12"> </text:span><text:span text:style-name="T10">4x card in slot </text:span><text:span text:style-name="T11">3</text:span><text:span text:style-name="T5">)</text:span></text:p>
        </text:list-item>
        <text:list-item>
          <text:p text:style-name="P17"><text:span text:style-name="T28">UNC_IIO_TXN_REQ_OF_CPU.MEM_READ.PART0 </text:span><text:span text:style-name="T5">← Important event (PICE-GPU </text:span><text:span text:style-name="T13">[Number of 64B cache line requests initiated by the Card</text:span><text:span text:style-name="T16">, Card DRAM </text:span><text:span text:style-name="T17">reads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7"><text:span text:style-name="T28">UNC_IIO_TXN_REQ_OF_CPU.MEM_READ.PART1 </text:span><text:span text:style-name="T5">← Important event (PICE-GPU </text:span><text:span text:style-name="T13">[ Number of 64B cache line requests initiated by the Card</text:span><text:span text:style-name="T16"> ,Card DRAM </text:span><text:span text:style-name="T17">reads</text:span><text:span text:style-name="T13">]</text:span><text:span text:style-name="T12"> </text:span><text:span text:style-name="T10">4x card in slot 1</text:span><text:span text:style-name="T5">)</text:span></text:p>
        </text:list-item>
        <text:list-item>
          <text:p text:style-name="P17">UNC_IIO_TXN_REQ_OF_CPU.MEM_READ.PART2 <text:span text:style-name="T5">← Important event (PICE-GPU </text:span><text:span text:style-name="T13">[Number of 64B cache line requests initiated by the Card</text:span><text:span text:style-name="T16">, Card DRAM </text:span><text:span text:style-name="T17">reads</text:span><text:span text:style-name="T13">]</text:span><text:span text:style-name="T12"> </text:span><text:span text:style-name="T10">8x card in <text:s/>lane 2/3, 4x card in slot 2</text:span><text:span text:style-name="T5">)</text:span></text:p>
        </text:list-item>
        <text:list-item>
          <text:p text:style-name="P17">UNC_IIO_TXN_REQ_OF_CPU.MEM_READ.PART3 <text:span text:style-name="T5">← Important event (PICE-GPU </text:span><text:span text:style-name="T13">[Number of 64B cache line requests initiated by the Card</text:span><text:span text:style-name="T16">, Card DRAM </text:span><text:span text:style-name="T17">reads</text:span><text:span text:style-name="T13">]</text:span><text:span text:style-name="T12"> </text:span><text:span text:style-name="T10">4x card in slot </text:span><text:span text:style-name="T11">3</text:span><text:span text:style-name="T5">)</text:span></text:p>
        </text:list-item>
        <text:list-item>
          <text:p text:style-name="P17">UNC_IIO_TXN_REQ_BY_CPU.MEM_WRITE.PART0 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writes to Card MMIO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8"><text:span text:style-name="T28">UNC_IIO_TXN_REQ_BY_CPU.MEM_WRITE.PART1 </text:span><text:span text:style-name="T5">← Important event (PICE-GPU </text:span><text:span text:style-name="T13">[ </text:span><text:span text:style-name="T16">number of transactions requested </text:span><text:span text:style-name="T17">by</text:span><text:span text:style-name="T16"> the CPU, </text:span><text:span text:style-name="T17">Core writes to Card MMIO</text:span><text:span text:style-name="T13"> ]</text:span><text:span text:style-name="T12"> </text:span><text:span text:style-name="T10">4x card in slot 1</text:span><text:span text:style-name="T5">)</text:span></text:p>
        </text:list-item>
        <text:list-item>
          <text:p text:style-name="P18">UNC_IIO_TXN_REQ_BY_CPU.MEM_WRITE.PART2 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writes to Card MMIO</text:span><text:span text:style-name="T13">]</text:span><text:span text:style-name="T12"> </text:span><text:span text:style-name="T10">8x card in <text:s/>lane 2/3, 4x card in slot 2</text:span><text:span text:style-name="T5">)</text:span></text:p>
        </text:list-item>
        <text:list-item>
          <text:p text:style-name="P18">UNC_IIO_TXN_REQ_BY_CPU.MEM_WRITE.PART3 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writes to Card MMIO</text:span><text:span text:style-name="T13">]</text:span><text:span text:style-name="T12"> </text:span><text:span text:style-name="T10">4x card in slot </text:span><text:span text:style-name="T11">3</text:span><text:span text:style-name="T5">)</text:span></text:p>
        </text:list-item>
        <text:list-item>
          <text:p text:style-name="P18"><text:span text:style-name="T28">UNC_IIO_TXN_REQ_BY_CPU.MEM_READ.PART0 </text:span>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</text:span><text:span text:style-name="T18">reads</text:span><text:span text:style-name="T17"> </text:span><text:span text:style-name="T18">from</text:span><text:span text:style-name="T17"> Card MMIO</text:span><text:span text:style-name="T13">] </text:span><text:span text:style-name="T10">x16 card in lane 0/1/2/3, x8 card in lane 0/1, x4 card in slot 0</text:span><text:span text:style-name="T5">)</text:span></text:p>
        </text:list-item>
        <text:list-item>
          <text:p text:style-name="P18"><text:span text:style-name="T28">UNC_IIO_TXN_REQ_BY_CPU.MEM_READ.PART1 </text:span><text:span text:style-name="T5">← Important event (PICE-GPU </text:span><text:span text:style-name="T13">[ </text:span><text:span text:style-name="T16">number of transactions requested </text:span><text:span text:style-name="T17">by</text:span><text:span text:style-name="T16"> the CPU, </text:span><text:span text:style-name="T17">Core </text:span><text:span text:style-name="T18">reads from</text:span><text:span text:style-name="T17"> Card MMIO</text:span><text:span text:style-name="T13"> ]</text:span><text:span text:style-name="T12"> </text:span><text:span text:style-name="T10">4x card in slot 1</text:span><text:span text:style-name="T5">)</text:span></text:p>
        </text:list-item>
        <text:list-item>
          <text:p text:style-name="P18"><text:span text:style-name="T28">UNC_IIO_TXN_REQ_BY_CPU.MEM_READ.PART2 </text:span>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</text:span><text:span text:style-name="T18">reads from</text:span><text:span text:style-name="T17"> Card MMIO</text:span><text:span text:style-name="T13">]</text:span><text:span text:style-name="T12"> </text:span><text:span text:style-name="T10">8x card in <text:s/>lane 2/3, 4x card in slot 2</text:span><text:span text:style-name="T5">)</text:span></text:p>
        </text:list-item>
        <text:list-item>
          <text:p text:style-name="P18"><text:span text:style-name="T28">UNC_IIO_TXN_REQ_BY_CPU.MEM_READ.PART3 </text:span><text:span text:style-name="T5">← Important event (PICE-GPU </text:span><text:span text:style-name="T13">[</text:span><text:span text:style-name="T16">number of transactions requested </text:span><text:span text:style-name="T17">by</text:span><text:span text:style-name="T16"> the CPU, </text:span><text:span text:style-name="T17">Core </text:span><text:span text:style-name="T18">reads from</text:span><text:span text:style-name="T17"> Card MMIO</text:span><text:span text:style-name="T13">]</text:span><text:span text:style-name="T12"> </text:span><text:span text:style-name="T10">4x card in slot </text:span><text:span text:style-name="T11">3</text:span><text:span text:style-name="T5">)</text:span></text:p>
        </text:list-item>
        <text:list-item>
          <text:p text:style-name="P19">UNC_IIO_DATA_REQ_BY_CPU.MEM_WRITE.PART4 <text:span text:style-name="T5">← Important event (PICE-GPU </text:span><text:span text:style-name="T13">[</text:span><text:span text:style-name="T19">Data</text:span><text:span text:style-name="T16"> requested </text:span><text:span text:style-name="T17">by</text:span><text:span text:style-name="T16"> the CPU, </text:span><text:span text:style-name="T17">Core writes to Card MMIO</text:span><text:span text:style-name="T13">] </text:span><text:span text:style-name="T10">x16 card in lane </text:span><text:span text:style-name="T19">4</text:span><text:span text:style-name="T10">/</text:span><text:span text:style-name="T19">5</text:span><text:span text:style-name="T10">/</text:span><text:span text:style-name="T19">6</text:span><text:span text:style-name="T10">/</text:span><text:span text:style-name="T19">7</text:span><text:span text:style-name="T10">, x8 card in lane </text:span><text:span text:style-name="T19">4</text:span><text:span text:style-name="T10">/</text:span><text:span text:style-name="T19">5</text:span><text:span text:style-name="T10">, x4 card in slot </text:span><text:span text:style-name="T19">4</text:span><text:span text:style-name="T5">)</text:span></text:p>
        </text:list-item>
        <text:list-item>
          <text:p text:style-name="P20"><text:span text:style-name="T28">UNC_IIO_DATA_REQ_BY_CPU.MEM_WRITE.PART5 </text:span><text:span text:style-name="T5">← Important event (PICE-GPU </text:span><text:span text:style-name="T13">[</text:span><text:span text:style-name="T19">Data</text:span><text:span text:style-name="T16"> requested </text:span><text:span text:style-name="T17">by</text:span><text:span text:style-name="T16"> the CPU, </text:span><text:span text:style-name="T17">Core writes to Card MMIO</text:span><text:span text:style-name="T13">] </text:span><text:span text:style-name="T10"><text:s/>x4 card in slot </text:span><text:span text:style-name="T20">5</text:span><text:span text:style-name="T5">)</text:span></text:p>
        </text:list-item>
        <text:list-item>
          <text:p text:style-name="P21"><text:soft-page-break/><text:span text:style-name="T28">UNC_IIO_DATA_REQ_BY_CPU.MEM_WRITE.PART6 </text:span><text:span text:style-name="T5">← Important event (PICE-GPU </text:span><text:span text:style-name="T13">[</text:span><text:span text:style-name="T19">Data</text:span><text:span text:style-name="T16"> requested </text:span><text:span text:style-name="T17">by</text:span><text:span text:style-name="T16"> the CPU, </text:span><text:span text:style-name="T17">Core writes to Card MMIO</text:span><text:span text:style-name="T13">] </text:span><text:span text:style-name="T10"><text:s/>x4 card in slot </text:span><text:span text:style-name="T21">6, x8 card in lane 6/7</text:span><text:span text:style-name="T5">)</text:span></text:p>
        </text:list-item>
        <text:list-item>
          <text:p text:style-name="P21"><text:span text:style-name="T28">UNC_IIO_DATA_REQ_BY_CPU.MEM_WRITE.PART7 </text:span><text:span text:style-name="T5">← Important event (PICE-GPU </text:span><text:span text:style-name="T13">[</text:span><text:span text:style-name="T19">Data</text:span><text:span text:style-name="T16"> requested </text:span><text:span text:style-name="T17">by</text:span><text:span text:style-name="T16"> the CPU, </text:span><text:span text:style-name="T17">Core writes to Card MMIO</text:span><text:span text:style-name="T13">] </text:span><text:span text:style-name="T10"><text:s/>x4 card in slot </text:span><text:span text:style-name="T21">7</text:span><text:span text:style-name="T5">)</text:span></text:p>
        </text:list-item>
        <text:list-item>
          <text:p text:style-name="P22"><text:span text:style-name="T28">UNC_IIO_DATA_REQ_OF_CPU.MEM_WRITE.PART4 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writes to DRAM</text:span><text:span text:style-name="T13">] </text:span><text:span text:style-name="T10">x16 card in lane </text:span><text:span text:style-name="T22">4</text:span><text:span text:style-name="T10">/</text:span><text:span text:style-name="T22">5</text:span><text:span text:style-name="T10">/</text:span><text:span text:style-name="T22">6</text:span><text:span text:style-name="T10">/</text:span><text:span text:style-name="T22">7</text:span><text:span text:style-name="T10">, x8 card in lane </text:span><text:span text:style-name="T22">4</text:span><text:span text:style-name="T10">/</text:span><text:span text:style-name="T22">5</text:span><text:span text:style-name="T10">, x4 card in slot </text:span><text:span text:style-name="T22">4</text:span><text:span text:style-name="T5">)</text:span></text:p>
        </text:list-item>
        <text:list-item>
          <text:p text:style-name="P22"><text:span text:style-name="T28">UNC_IIO_DATA_REQ_OF_CPU.MEM_WRITE.PART5 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writes to DRAM</text:span><text:span text:style-name="T13">] </text:span><text:span text:style-name="T10">x4 card in slot </text:span><text:span text:style-name="T22">5</text:span><text:span text:style-name="T5">)</text:span></text:p>
        </text:list-item>
        <text:list-item>
          <text:p text:style-name="P22">UNC_IIO_DATA_REQ_OF_CPU.MEM_WRITE.PART6 <text:span text:style-name="T5">← Important event (PICE-GPU </text:span><text:span text:style-name="T13">[</text:span><text:span text:style-name="T22">Data requested of the CPU</text:span><text:span text:style-name="T16">, </text:span><text:span text:style-name="T22">Card writes to DRAM</text:span><text:span text:style-name="T13">] </text:span><text:span text:style-name="T10"><text:s/>x8 card in lane </text:span><text:span text:style-name="T22">6</text:span><text:span text:style-name="T10">/</text:span><text:span text:style-name="T22">7</text:span><text:span text:style-name="T10">, x4 card in slot </text:span><text:span text:style-name="T22">6</text:span><text:span text:style-name="T5">)</text:span></text:p>
        </text:list-item>
        <text:list-item>
          <text:p text:style-name="P22"><text:span text:style-name="T28">UNC_IIO_DATA_REQ_OF_CPU.MEM_WRITE.PART7 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writes to DRAM</text:span><text:span text:style-name="T13">] </text:span><text:span text:style-name="T10">x4 card in slot </text:span><text:span text:style-name="T22">7</text:span><text:span text:style-name="T5">)</text:span></text:p>
        </text:list-item>
        <text:list-item>
          <text:p text:style-name="P23"><text:span text:style-name="T28">UNC_IIO_DATA_REQ_OF_CPU.MEM_READ.PART4 </text:span><text:span text:style-name="T5">← Important event (P</text:span><text:span text:style-name="T24">CIE</text:span><text:span text:style-name="T5">-GPU </text:span><text:span text:style-name="T13">[</text:span><text:span text:style-name="T22">Data requested of the CPU</text:span><text:span text:style-name="T16">, </text:span><text:span text:style-name="T22">Card </text:span><text:span text:style-name="T24">reads from</text:span><text:span text:style-name="T22"> DRAM</text:span><text:span text:style-name="T13">] </text:span><text:span text:style-name="T10">x16 card in lane </text:span><text:span text:style-name="T22">4</text:span><text:span text:style-name="T10">/</text:span><text:span text:style-name="T22">5</text:span><text:span text:style-name="T10">/</text:span><text:span text:style-name="T22">6</text:span><text:span text:style-name="T10">/</text:span><text:span text:style-name="T22">7</text:span><text:span text:style-name="T10">, x8 card in lane </text:span><text:span text:style-name="T22">4</text:span><text:span text:style-name="T10">/</text:span><text:span text:style-name="T22">5</text:span><text:span text:style-name="T10">, x4 card in slot </text:span><text:span text:style-name="T22">4</text:span><text:span text:style-name="T5">)</text:span></text:p>
        </text:list-item>
        <text:list-item>
          <text:p text:style-name="P23"><text:span text:style-name="T28">UNC_IIO_DATA_REQ_OF_CPU.MEM_READ.PART5 <text:s/>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</text:span><text:span text:style-name="T24">reads from</text:span><text:span text:style-name="T22"> D</text:span><text:span text:style-name="T24">RAM</text:span><text:span text:style-name="T13">] </text:span><text:span text:style-name="T10">x4 card in slot </text:span><text:span text:style-name="T22">5</text:span><text:span text:style-name="T5">)</text:span></text:p>
        </text:list-item>
        <text:list-item>
          <text:p text:style-name="P23"><text:span text:style-name="T28">UNC_IIO_DATA_REQ_OF_CPU.MEM_READ.PART6 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</text:span><text:span text:style-name="T24">reads from </text:span><text:span text:style-name="T22">DRAM</text:span><text:span text:style-name="T13">] </text:span><text:span text:style-name="T10"><text:s/>x8 card in lane </text:span><text:span text:style-name="T22">6</text:span><text:span text:style-name="T10">/</text:span><text:span text:style-name="T22">7</text:span><text:span text:style-name="T10">, x4 card in slot </text:span><text:span text:style-name="T22">6</text:span><text:span text:style-name="T5">)</text:span></text:p>
        </text:list-item>
        <text:list-item>
          <text:p text:style-name="P23"><text:span text:style-name="T28">UNC_IIO_DATA_REQ_OF_CPU.MEM_READ.PART7 </text:span><text:span text:style-name="T5">← Important event (PICE-GPU </text:span><text:span text:style-name="T13">[</text:span><text:span text:style-name="T22">Data requested of the CPU</text:span><text:span text:style-name="T16">, </text:span><text:span text:style-name="T22">Card </text:span><text:span text:style-name="T24">reads from</text:span><text:span text:style-name="T22"> DRAM</text:span><text:span text:style-name="T13">] </text:span><text:span text:style-name="T10">x4 card in slot </text:span><text:span text:style-name="T22">7</text:span><text:span text:style-name="T5">)</text:span></text:p>
        </text:list-item>
        <text:list-item>
          <text:p text:style-name="P24"><text:span text:style-name="T28">UNC_IIO_NUM_REQ_OF_CPU.COMMIT.ALL </text:span><text:span text:style-name="T5">← Important event (P</text:span><text:span text:style-name="T25">CIE</text:span><text:span text:style-name="T5">-GPU </text:span><text:span text:style-name="T25">[PCIE total number of requests sent to die)</text:span><text:span text:style-name="T5"> </text:span></text:p>
        </text:list-item>
        <text:list-item>
          <text:p text:style-name="P24"><text:span text:style-name="T28">UNC_IIO_TXN_REQ_BY_CPU.MEM_WRITE.PART4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writes to Card MMIO</text:span><text:span text:style-name="T13">] </text:span><text:span text:style-name="T10">x16 card in lane </text:span><text:span text:style-name="T22">4</text:span><text:span text:style-name="T10">/</text:span><text:span text:style-name="T22">5</text:span><text:span text:style-name="T10">/</text:span><text:span text:style-name="T22">6</text:span><text:span text:style-name="T10">/</text:span><text:span text:style-name="T22">7</text:span><text:span text:style-name="T10">, x8 card in lane </text:span><text:span text:style-name="T22">4</text:span><text:span text:style-name="T10">/</text:span><text:span text:style-name="T22">5</text:span><text:span text:style-name="T10">, x4 card in slot </text:span><text:span text:style-name="T22">4</text:span><text:span text:style-name="T5">)</text:span></text:p>
        </text:list-item>
        <text:list-item>
          <text:p text:style-name="P25"><text:span text:style-name="T28">UNC_IIO_TXN_REQ_BY_CPU.MEM_WRITE.PART5 <text:s/>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writes to Card MMIO</text:span><text:span text:style-name="T13">] </text:span><text:span text:style-name="T10"><text:s/>x4 card in slot </text:span><text:span text:style-name="T26">5</text:span><text:span text:style-name="T5">)</text:span></text:p>
        </text:list-item>
        <text:list-item>
          <text:p text:style-name="P25"><text:span text:style-name="T28">UNC_IIO_TXN_REQ_BY_CPU.MEM_WRITE.PART6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writes to Card MMIO</text:span><text:span text:style-name="T13">] </text:span><text:span text:style-name="T10"><text:s/>x8 card in lane </text:span><text:span text:style-name="T26">6</text:span><text:span text:style-name="T10">/</text:span><text:span text:style-name="T26">7</text:span><text:span text:style-name="T10">, x4 card in slot </text:span><text:span text:style-name="T26">6)</text:span></text:p>
        </text:list-item>
        <text:list-item>
          <text:p text:style-name="P25"><text:span text:style-name="T32">UNC_IIO_TXN_REQ_BY_CPU.MEM_WRITE.PART7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writes to Card MMIO</text:span><text:span text:style-name="T13">] </text:span><text:span text:style-name="T10"><text:s/>, x4 card in slot </text:span><text:span text:style-name="T26">7)</text:span></text:p>
        </text:list-item>
        <text:list-item>
          <text:p text:style-name="P25"><text:span text:style-name="T32">UNC_IIO_TXN_REQ_BY_CPU.MEM_READ.PART4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</text:span><text:span text:style-name="T26">reads from the</text:span><text:span text:style-name="T25"> Card MMIO</text:span><text:span text:style-name="T13">] </text:span><text:span text:style-name="T10">x16 card in lane </text:span><text:span text:style-name="T22">4</text:span><text:span text:style-name="T10">/</text:span><text:span text:style-name="T22">5</text:span><text:span text:style-name="T10">/</text:span><text:span text:style-name="T22">6</text:span><text:span text:style-name="T10">/</text:span><text:span text:style-name="T22">7</text:span><text:span text:style-name="T10">, x8 card in lane </text:span><text:span text:style-name="T22">4</text:span><text:span text:style-name="T10">/</text:span><text:span text:style-name="T22">5</text:span><text:span text:style-name="T10">, x4 card in slot </text:span><text:span text:style-name="T22">4</text:span><text:span text:style-name="T5">)</text:span></text:p>
        </text:list-item>
        <text:list-item>
          <text:p text:style-name="P25"><text:span text:style-name="T28">UNC_IIO_TXN_REQ_BY_CPU.MEM_READ.PART5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</text:span><text:span text:style-name="T26">reads from the</text:span><text:span text:style-name="T25"> Card MMIO</text:span><text:span text:style-name="T13">] </text:span><text:span text:style-name="T10"><text:s/>x4 card in slot </text:span><text:span text:style-name="T26">5</text:span><text:span text:style-name="T5">)</text:span></text:p>
        </text:list-item>
        <text:list-item>
          <text:p text:style-name="P25"><text:span text:style-name="T28">UNC_IIO_TXN_REQ_BY_CPU.MEM_READ.PART6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</text:span><text:span text:style-name="T26">reads from the</text:span><text:span text:style-name="T25"> Card MMIO</text:span><text:span text:style-name="T13">] </text:span><text:span text:style-name="T10"><text:s/>x8 card in lane </text:span><text:span text:style-name="T26">6</text:span><text:span text:style-name="T10">/</text:span><text:span text:style-name="T26">7</text:span><text:span text:style-name="T10">, x4 card in slot </text:span><text:span text:style-name="T26">6)</text:span></text:p>
        </text:list-item>
        <text:list-item>
          <text:p text:style-name="P25"><text:soft-page-break/><text:span text:style-name="T32">UNC_IIO_TXN_REQ_BY_CPU.MEM_READ.PART7 </text:span><text:span text:style-name="T5">← Important event (P</text:span><text:span text:style-name="T25">CIE</text:span><text:span text:style-name="T5">-GPU </text:span><text:span text:style-name="T13">[</text:span><text:span text:style-name="T25">Transactions number requested by the CPU</text:span><text:span text:style-name="T16">, </text:span><text:span text:style-name="T25">Core </text:span><text:span text:style-name="T26">reads from the</text:span><text:span text:style-name="T25"> Card MMIO</text:span><text:span text:style-name="T13">] </text:span><text:span text:style-name="T10"><text:s/>, x4 card in slot </text:span><text:span text:style-name="T26">7)</text:span></text:p>
        </text:list-item>
        <text:list-item>
          <text:p text:style-name="P26"><text:span text:style-name="T32">UNC_IIO_CLOCKTICKS_FREERUN </text:span><text:span text:style-name="T5">← Important event </text:span></text:p>
        </text:list-item>
        <text:list-item>
          <text:p text:style-name="P26"><text:span text:style-name="T33">UNC_I_CACHE_TOTAL_OCCUPANCY.MEM</text:span></text:p>
        </text:list-item>
        <text:list-item>
          <text:p text:style-name="P26">UNC_M_PRE_COUNT.RD <text:span text:style-name="T27">(DRAM precharge commands due to read)</text:span></text:p>
        </text:list-item>
        <text:list-item>
          <text:p text:style-name="P26">UNC_M_PRE_COUNT.WR <text:span text:style-name="T27">(DRAM precharge commands due to read)</text:span></text:p>
        </text:list-item>
        <text:list-item>
          <text:p text:style-name="P26"><text:span text:style-name="T33">UNC_M_DRAM_REFRESH.OPPORTUNISTIC</text:span></text:p>
        </text:list-item>
        <text:list-item>
          <text:p text:style-name="P26">UNC_M_CLOCKTICKS <text:span text:style-name="T27">← </text:span><text:span text:style-name="T5">Important event </text:span></text:p>
        </text:list-item>
        <text:list-item>
          <text:p text:style-name="P26"><text:span text:style-name="T28">UNC_U_CLOCKTICKS <text:s/></text:span><text:span text:style-name="T27">← </text:span><text:span text:style-name="T5">Important event </text:span></text:p>
        </text:list-item>
        <text:list-item>
          <text:p text:style-name="P26"><text:span text:style-name="T28">UNC_UPI_CLOCKTICKS </text:span><text:span text:style-name="T27">← </text:span><text:span text:style-name="T5">Important event </text:span></text:p>
          <text:p text:style-name="P26"><text:span text:style-name="T5"/></text:p>
          <text:p text:style-name="P21"><text:s/></text:p>
        </text:list-item>
      </text:list>
      <text:p text:style-name="Standard"><text:s text:c="10"/></text:p>
      <text:p text:style-name="Standard"/>
      <text:p text:style-name="Standard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07:10:50.650066690</meta:creation-date>
    <dc:date>2021-08-04T12:54:44.059615790</dc:date>
    <meta:editing-duration>PT1H59M20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5" meta:paragraph-count="105" meta:word-count="1658" meta:character-count="11561" meta:non-whitespace-character-count="10021"/>
  </office:meta>
</office:document-meta>
</file>